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62000002DCE33097607F6333F4.png" manifest:media-type="image/png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ed1c24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d1c24"/>
    </style:style>
    <style:style style:name="T21" style:family="text">
      <style:text-properties fo:font-variant="normal" fo:text-transform="none" fo:color="#0066b3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/>
    </style:style>
    <style:style style:name="T23" style:family="text">
      <style:text-properties fo:color="#72bf4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Algorithmus:</text:p>
                <text:list>
                  <text:list-item>
                    <text:p>Verbinde $Username und $Passwort mit einem :<text:line-break/><text:span text:style-name="T3">Username:Password</text:span></text:p>
                  </text:list-item>
                  <text:list-item>
                    <text:p>Schicke diesen String durch Base64:<text:line-break/><text:span text:style-name="T3">VXNlcm5hbWU6UGFzc3dvcmQ=</text:span></text:p>
                  </text:list-item>
                  <text:list-item>
                    <text:p>Setze den Authorization Header im HTTP-Request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den selb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e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Im produktiven Umfeld wird der Payload typischerweise Base64 encoded</text:p>
              </text:list-item>
              <text:list-item>
                <text:p text:style-name="P5">Trennung von Payload und hash ist einfach, da für eine definierte Hash-Funktion die Länge des Hashes bekannt ist.</text:p>
              </text:list-item>
              <text:list-item>
                <text:p text:style-name="P5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 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JSON Web Tokens<text:line-break/><text:span text:style-name="T18">Stateless Session Tokens</text:span>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ufbaue eines JWT</text:p>
                <text:list>
                  <text:list-item>
                    <text:p><text:span text:style-name="T19">JSON Object Signing and Encryption (</text:span><text:span text:style-name="T20">JOSE) Header</text:span></text:p>
                  </text:list-item>
                  <text:list-item>
                    <text:p><text:span text:style-name="T21">JSON Web Signature (</text:span><text:span text:style-name="T22">JWS) Payload</text:span></text:p>
                  </text:list-item>
                  <text:list-item>
                    <text:p><text:span text:style-name="T23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20">EyJ0eXAiOiJKV1QiLA0KICJhbGciOiJIUzI1NiJ9</text:span><text:line-break/>.<text:line-break/><text:span text:style-name="T22">eyJpc3MiOiJqb2UiLA0KICJleHAiOjEzMDA4MTkzODAsDQogImh0dHA6Ly9leGFtcGxlLmNvbS9pc19yb290Ijp0cnVlfQ</text:span><text:line-break/>.<text:line-break/><text:span text:style-name="T23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fach die base64 encoded bytes der Signatur aus</text:p>
                <text:list>
                  <text:list-item>
                    <text:p>JOSE Header</text:p>
                  </text:list-item>
                  <text:list-item>
                    <text:p>JWS Payload</text:p>
                  </text:list-item>
                </text:list>
              </text:list-item>
              <text:list-item>
                <text:p>Entsprechend dann als SHA256 Hash oder Public Key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3" draw:layer="layout" svg:width="19.531cm" svg:height="12.743cm" svg:x="4.235cm" svg:y="1.945cm">
          <draw:image xlink:href="Pictures/1000020100000462000002DCE33097607F6333F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long lives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1H14M19S</meta:editing-duration>
    <meta:editing-cycles>346</meta:editing-cycles>
    <meta:generator>LibreOffice/6.0.7.3$Linux_X86_64 LibreOffice_project/00m0$Build-3</meta:generator>
    <dc:title>Midnightblue</dc:title>
    <dc:date>2019-12-08T11:10:19.075299471</dc:date>
    <meta:document-statistic meta:object-count="175"/>
  </office:meta>
</office:document-meta>
</file>